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3.009cm"/>
    </style:style>
    <style:style style:name="Tabelle1.B" style:family="table-column">
      <style:table-column-properties style:column-width="13.501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71fe8" officeooo:paragraph-rsid="00171fe8"/>
    </style:style>
    <style:style style:name="P7" style:family="paragraph" style:parent-style-name="Text_20_body">
      <style:text-properties officeooo:rsid="001ab417" officeooo:paragraph-rsid="001ab417"/>
    </style:style>
    <style:style style:name="P8" style:family="paragraph" style:parent-style-name="Text_20_body">
      <style:text-properties officeooo:rsid="001d102e" officeooo:paragraph-rsid="001d102e"/>
    </style:style>
    <style:style style:name="P9" style:family="paragraph" style:parent-style-name="Text_20_body">
      <style:text-properties officeooo:rsid="0024346d" officeooo:paragraph-rsid="0024346d"/>
    </style:style>
    <style:style style:name="P10" style:family="paragraph" style:parent-style-name="Text_20_body">
      <style:text-properties officeooo:rsid="00248106" officeooo:paragraph-rsid="00248106"/>
    </style:style>
    <style:style style:name="P11" style:family="paragraph" style:parent-style-name="Text_20_body">
      <style:text-properties officeooo:paragraph-rsid="00248106"/>
    </style:style>
    <style:style style:name="P12" style:family="paragraph" style:parent-style-name="Text_20_body">
      <style:text-properties officeooo:rsid="00311e96" officeooo:paragraph-rsid="00311e96"/>
    </style:style>
    <style:style style:name="P13" style:family="paragraph" style:parent-style-name="Text_20_body">
      <style:text-properties officeooo:paragraph-rsid="0013d4e5"/>
    </style:style>
    <style:style style:name="P14" style:family="paragraph" style:parent-style-name="Table_20_Contents">
      <style:text-properties fo:font-size="11pt"/>
    </style:style>
    <style:style style:name="P15" style:family="paragraph" style:parent-style-name="Table_20_Contents">
      <style:text-properties fo:font-size="11pt" officeooo:rsid="001464a4" officeooo:paragraph-rsid="001464a4"/>
    </style:style>
    <style:style style:name="P16" style:family="paragraph" style:parent-style-name="Table_20_Contents">
      <style:text-properties fo:font-size="11pt" fo:font-weight="bold" officeooo:rsid="0013d4e5" officeooo:paragraph-rsid="0013d4e5" style:font-weight-asian="bold" style:font-weight-complex="bold"/>
    </style:style>
    <style:style style:name="P17" style:family="paragraph" style:parent-style-name="Table_20_Contents">
      <style:text-properties fo:font-size="11pt" fo:font-weight="bold" officeooo:rsid="001ef975" officeooo:paragraph-rsid="001ef975" style:font-weight-asian="bold" style:font-weight-complex="bold"/>
    </style:style>
    <style:style style:name="P18" style:family="paragraph" style:parent-style-name="Table_20_Contents">
      <style:text-properties fo:font-size="11pt" fo:font-weight="bold" officeooo:rsid="0021ed07" officeooo:paragraph-rsid="0021ed07" style:font-weight-asian="bold" style:font-weight-complex="bold"/>
    </style:style>
    <style:style style:name="P19" style:family="paragraph" style:parent-style-name="Table_20_Contents">
      <style:text-properties fo:font-size="11pt" fo:font-weight="bold" officeooo:rsid="0024346d" officeooo:paragraph-rsid="0024346d" style:font-weight-asian="bold" style:font-weight-complex="bold"/>
    </style:style>
    <style:style style:name="P20" style:family="paragraph" style:parent-style-name="Table_20_Contents">
      <style:text-properties fo:font-size="11pt" officeooo:rsid="0021ed07"/>
    </style:style>
    <style:style style:name="P21" style:family="paragraph" style:parent-style-name="Table_20_Contents">
      <style:text-properties fo:font-size="11pt" officeooo:rsid="0035c3c1" officeooo:paragraph-rsid="0035c3c1"/>
    </style:style>
    <style:style style:name="P22" style:family="paragraph" style:parent-style-name="Heading">
      <style:text-properties officeooo:rsid="001ef975" officeooo:paragraph-rsid="001ef975"/>
    </style:style>
    <style:style style:name="P23" style:family="paragraph" style:parent-style-name="Contents_20_1">
      <style:paragraph-properties>
        <style:tab-stops>
          <style:tab-stop style:position="16.501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5.503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1ab417" officeooo:paragraph-rsid="001ab417"/>
    </style:style>
    <style:style style:name="P29" style:family="paragraph" style:parent-style-name="Heading_20_2">
      <style:text-properties officeooo:rsid="001ab417" officeooo:paragraph-rsid="001ab417"/>
    </style:style>
    <style:style style:name="P30" style:family="paragraph" style:parent-style-name="Heading_20_2">
      <style:text-properties officeooo:rsid="001ef975" officeooo:paragraph-rsid="001ef975"/>
    </style:style>
    <style:style style:name="P31" style:family="paragraph" style:parent-style-name="Heading_20_2">
      <style:text-properties officeooo:rsid="003d6492" officeooo:paragraph-rsid="003d6492"/>
    </style:style>
    <style:style style:name="P32" style:family="paragraph" style:parent-style-name="Heading_20_3">
      <style:text-properties officeooo:paragraph-rsid="0035c3c1"/>
    </style:style>
    <style:style style:name="P33" style:family="paragraph" style:parent-style-name="Heading_20_3">
      <style:text-properties officeooo:rsid="0045662e" officeooo:paragraph-rsid="0045662e"/>
    </style:style>
    <style:style style:name="P34" style:family="paragraph" style:parent-style-name="Heading_20_3">
      <style:text-properties officeooo:rsid="004d22b7" officeooo:paragraph-rsid="004d22b7"/>
    </style:style>
    <style:style style:name="P35" style:family="paragraph" style:parent-style-name="Text_20_body" style:list-style-name="L1">
      <style:text-properties officeooo:rsid="0024346d" officeooo:paragraph-rsid="0024346d"/>
    </style:style>
    <style:style style:name="P36" style:family="paragraph" style:parent-style-name="Text_20_body" style:list-style-name="L1">
      <style:text-properties officeooo:rsid="00248106" officeooo:paragraph-rsid="00248106"/>
    </style:style>
    <style:style style:name="P37" style:family="paragraph" style:parent-style-name="Text_20_body">
      <style:text-properties officeooo:rsid="003962ef" officeooo:paragraph-rsid="003962ef"/>
    </style:style>
    <style:style style:name="P38" style:family="paragraph" style:parent-style-name="Text_20_body">
      <style:text-properties officeooo:rsid="003d6492" officeooo:paragraph-rsid="003d6492"/>
    </style:style>
    <style:style style:name="P39" style:family="paragraph" style:parent-style-name="Text_20_body">
      <style:text-properties officeooo:paragraph-rsid="003d6492"/>
    </style:style>
    <style:style style:name="P40" style:family="paragraph" style:parent-style-name="Text_20_body">
      <style:text-properties officeooo:rsid="003ef1d1" officeooo:paragraph-rsid="003ef1d1"/>
    </style:style>
    <style:style style:name="P41" style:family="paragraph" style:parent-style-name="Text_20_body" style:list-style-name="L3">
      <style:text-properties officeooo:rsid="003ef1d1" officeooo:paragraph-rsid="003ef1d1"/>
    </style:style>
    <style:style style:name="P42" style:family="paragraph" style:parent-style-name="Text_20_body">
      <style:text-properties officeooo:paragraph-rsid="003ef1d1"/>
    </style:style>
    <style:style style:name="P43" style:family="paragraph" style:parent-style-name="Text_20_body" style:list-style-name="L2">
      <style:text-properties officeooo:paragraph-rsid="003a517a"/>
    </style:style>
    <style:style style:name="P44" style:family="paragraph" style:parent-style-name="Text_20_body" style:list-style-name="L2">
      <style:text-properties officeooo:paragraph-rsid="00439730"/>
    </style:style>
    <style:style style:name="P45" style:family="paragraph" style:parent-style-name="Text_20_body">
      <style:text-properties officeooo:rsid="0043c274" officeooo:paragraph-rsid="0043c274"/>
    </style:style>
    <style:style style:name="P46" style:family="paragraph" style:parent-style-name="Text_20_body">
      <style:text-properties officeooo:paragraph-rsid="0036267e"/>
    </style:style>
    <style:style style:name="P47" style:family="paragraph" style:parent-style-name="Text_20_body">
      <style:text-properties officeooo:rsid="00483584" officeooo:paragraph-rsid="00483584"/>
    </style:style>
    <style:style style:name="P48" style:family="paragraph" style:parent-style-name="Text_20_body">
      <style:text-properties officeooo:rsid="004a8289" officeooo:paragraph-rsid="004a8289"/>
    </style:style>
    <style:style style:name="P49" style:family="paragraph" style:parent-style-name="Text_20_body">
      <style:text-properties officeooo:rsid="004c8066" officeooo:paragraph-rsid="004c8066"/>
    </style:style>
    <style:style style:name="P50" style:family="paragraph" style:parent-style-name="Text_20_body">
      <style:text-properties officeooo:rsid="004d22b7" officeooo:paragraph-rsid="004d22b7"/>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93051"/>
    </style:style>
    <style:style style:name="T9" style:family="text">
      <style:text-properties officeooo:rsid="002af367"/>
    </style:style>
    <style:style style:name="T10" style:family="text">
      <style:text-properties officeooo:rsid="002d9258"/>
    </style:style>
    <style:style style:name="T11" style:family="text">
      <style:text-properties style:font-name="Carlito" fo:font-size="11pt" officeooo:rsid="002d9258" style:font-size-asian="10.5pt"/>
    </style:style>
    <style:style style:name="T12" style:family="text">
      <style:text-properties officeooo:rsid="0034f45c"/>
    </style:style>
    <style:style style:name="T13" style:family="text">
      <style:text-properties officeooo:rsid="0035c3c1"/>
    </style:style>
    <style:style style:name="T14" style:family="text">
      <style:text-properties fo:font-variant="normal" fo:text-transform="none" style:font-name="Noto Sans" fo:font-size="14.1000003814697pt" fo:font-weight="normal" officeooo:rsid="0045662e" style:font-name-asian="Source Han Sans CN Regular" style:font-size-asian="14.1000003814697pt" style:font-weight-asian="normal" style:font-name-complex="Lohit Devanagari" style:font-size-complex="14.1000003814697pt" style:font-weight-complex="normal"/>
    </style:style>
    <style:style style:name="T15" style:family="text">
      <style:text-properties fo:font-variant="normal" fo:text-transform="none" style:font-name="Noto Sans" fo:font-size="11pt" fo:font-weight="normal" style:font-name-asian="Source Han Sans CN Regular" style:font-size-asian="9.60000038146973pt" style:font-weight-asian="normal" style:font-name-complex="Lohit Devanagari" style:font-size-complex="11pt" style:font-weight-complex="normal"/>
    </style:style>
    <style:style style:name="T16" style:family="text">
      <style:text-properties fo:font-variant="normal" fo:text-transform="none" style:font-name="Noto Sans" fo:font-size="11pt" fo:font-weight="normal" officeooo:rsid="0035c3c1" style:font-name-asian="Source Han Sans CN Regular" style:font-size-asian="9.60000038146973pt" style:font-weight-asian="normal" style:font-name-complex="Lohit Devanagari" style:font-size-complex="11pt" style:font-weight-complex="normal"/>
    </style:style>
    <style:style style:name="T17" style:family="text">
      <style:text-properties fo:font-variant="normal" fo:text-transform="none" style:font-name="Noto Sans" fo:font-size="11pt" fo:font-weight="normal" officeooo:rsid="0045662e" style:font-name-asian="Source Han Sans CN Regular" style:font-size-asian="9.60000038146973pt" style:font-weight-asian="normal" style:font-name-complex="Lohit Devanagari" style:font-size-complex="11pt" style:font-weight-complex="normal"/>
    </style:style>
    <style:style style:name="T18" style:family="text">
      <style:text-properties officeooo:rsid="003962ef"/>
    </style:style>
    <style:style style:name="T19" style:family="text">
      <style:text-properties style:font-name="Noto Sans" fo:font-size="11pt" officeooo:rsid="003962ef" style:font-size-asian="10.5pt"/>
    </style:style>
    <style:style style:name="T20" style:family="text">
      <style:text-properties style:font-name="Noto Sans" fo:font-size="11pt" officeooo:rsid="003ef1d1" style:font-size-asian="10.5pt"/>
    </style:style>
    <style:style style:name="T21" style:family="text">
      <style:text-properties style:font-name="Noto Sans" fo:font-size="11pt" officeooo:rsid="0040e878" style:font-size-asian="10.5pt"/>
    </style:style>
    <style:style style:name="T22" style:family="text">
      <style:text-properties style:font-name="Noto Sans" fo:font-size="11pt" officeooo:rsid="00425823" style:font-size-asian="10.5pt"/>
    </style:style>
    <style:style style:name="T23" style:family="text">
      <style:text-properties officeooo:rsid="003a517a"/>
    </style:style>
    <style:style style:name="T24" style:family="text">
      <style:text-properties officeooo:rsid="003c9f74"/>
    </style:style>
    <style:style style:name="T25" style:family="text">
      <style:text-properties officeooo:rsid="003d6492"/>
    </style:style>
    <style:style style:name="T26" style:family="text">
      <style:text-properties officeooo:rsid="003ef1d1"/>
    </style:style>
    <style:style style:name="T27" style:family="text">
      <style:text-properties officeooo:rsid="003ff18a"/>
    </style:style>
    <style:style style:name="T28" style:family="text">
      <style:text-properties officeooo:rsid="0040f9ad"/>
    </style:style>
    <style:style style:name="T29" style:family="text">
      <style:text-properties officeooo:rsid="00425823"/>
    </style:style>
    <style:style style:name="T30" style:family="text">
      <style:text-properties officeooo:rsid="00439730"/>
    </style:style>
    <style:style style:name="T31" style:family="text">
      <style:text-properties officeooo:rsid="00452cee"/>
    </style:style>
    <style:style style:name="T32" style:family="text">
      <style:text-properties officeooo:rsid="0052916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Projektdateien</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13">Version <text:span text:style-name="T12">1.0.</text:span><text:editing-cycles>22</text:editing-cycles> vom <text:date style:data-style-name="N30" text:date-value="2022-03-17T15:18:31.074853828">17.03.22</text:date></text:p>
      <text:p text:style-name="P5"/>
      <table:table table:name="Tabelle1" table:style-name="Tabelle1">
        <table:table-column table:style-name="Tabelle1.A"/>
        <table:table-column table:style-name="Tabelle1.B"/>
        <table:table-row table:style-name="TableLine94092826089632">
          <table:table-cell table:style-name="Tabelle1.A1" office:value-type="string">
            <text:p text:style-name="P16">Autor</text:p>
          </table:table-cell>
          <table:table-cell table:style-name="Tabelle1.B1" office:value-type="string">
            <text:p text:style-name="P14"><text:initial-creator>Carsten Huber</text:initial-creator></text:p>
          </table:table-cell>
        </table:table-row>
        <table:table-row table:style-name="TableLine94092771947232">
          <table:table-cell table:style-name="Tabelle1.A2" office:value-type="string">
            <text:p text:style-name="P16">Status</text:p>
          </table:table-cell>
          <table:table-cell table:style-name="Tabelle1.B2" office:value-type="string">
            <text:p text:style-name="P15">In Bearbeitung <text:s/><text:span text:style-name="T1">(In Bearbeitung/Geprüft/Veröffentlicht)</text:span></text:p>
          </table:table-cell>
        </table:table-row>
        <table:table-row table:style-name="TableLine94092797880544">
          <table:table-cell table:style-name="Tabelle1.A2" office:value-type="string">
            <text:p text:style-name="P16">Herausgeber</text:p>
          </table:table-cell>
          <table:table-cell table:style-name="Tabelle1.B3" office:value-type="string">
            <text:p text:style-name="P15">© 20<text:span text:style-name="T9">20</text:span> Carsten Huber</text:p>
          </table:table-cell>
        </table:table-row>
      </table:table>
      <text:p text:style-name="P22"><text:soft-page-break/>Änderungshistorie</text:p>
      <table:table table:name="Tabelle2" table:style-name="Tabelle2">
        <table:table-column table:style-name="Tabelle2.A"/>
        <table:table-column table:style-name="Tabelle2.B"/>
        <table:table-column table:style-name="Tabelle2.C"/>
        <table:table-row table:style-name="TableLine94092827902496">
          <table:table-cell table:style-name="Tabelle2.A1" office:value-type="string">
            <text:p text:style-name="P17">Version</text:p>
          </table:table-cell>
          <table:table-cell table:style-name="Tabelle2.A1" office:value-type="string">
            <text:p text:style-name="P17">Datum</text:p>
          </table:table-cell>
          <table:table-cell table:style-name="Tabelle2.C1" office:value-type="string">
            <text:p text:style-name="P17">Kommentar</text:p>
          </table:table-cell>
        </table:table-row>
        <table:table-row table:style-name="TableLine94092798942864">
          <table:table-cell table:style-name="Tabelle2.A6" office:value-type="string">
            <text:p text:style-name="P21">1.0.1</text:p>
          </table:table-cell>
          <table:table-cell table:style-name="Tabelle2.B2" office:value-type="string">
            <text:p text:style-name="P21">15.3.2022</text:p>
          </table:table-cell>
          <table:table-cell table:style-name="Tabelle2.C2" office:value-type="string">
            <text:p text:style-name="P21">Dokument erstellt</text:p>
          </table:table-cell>
        </table:table-row>
        <table:table-row table:style-name="TableLine94092799157648">
          <table:table-cell table:style-name="Tabelle2.A6" office:value-type="string">
            <text:p text:style-name="P14"/>
          </table:table-cell>
          <table:table-cell table:style-name="Tabelle2.B3" office:value-type="string">
            <text:p text:style-name="P14"/>
          </table:table-cell>
          <table:table-cell table:style-name="Tabelle2.C3" office:value-type="string">
            <text:p text:style-name="P14"/>
          </table:table-cell>
        </table:table-row>
        <table:table-row table:style-name="TableLine94092771300800">
          <table:table-cell table:style-name="Tabelle2.A6" office:value-type="string">
            <text:p text:style-name="P14"/>
          </table:table-cell>
          <table:table-cell table:style-name="Tabelle2.B4" office:value-type="string">
            <text:p text:style-name="P14"/>
          </table:table-cell>
          <table:table-cell table:style-name="Tabelle2.C4" office:value-type="string">
            <text:p text:style-name="P14"/>
          </table:table-cell>
        </table:table-row>
        <table:table-row table:style-name="TableLine94092833397760">
          <table:table-cell table:style-name="Tabelle2.A6" office:value-type="string">
            <text:p text:style-name="P14"/>
          </table:table-cell>
          <table:table-cell table:style-name="Tabelle2.B5" office:value-type="string">
            <text:p text:style-name="P14"/>
          </table:table-cell>
          <table:table-cell table:style-name="Tabelle2.C5" office:value-type="string">
            <text:p text:style-name="P14"/>
          </table:table-cell>
        </table:table-row>
        <table:table-row table:style-name="TableLine94092796977280">
          <table:table-cell table:style-name="Tabelle2.A6" office:value-type="string">
            <text:p text:style-name="P14"/>
          </table:table-cell>
          <table:table-cell table:style-name="Tabelle2.B6" office:value-type="string">
            <text:p text:style-name="P14"/>
          </table:table-cell>
          <table:table-cell table:style-name="Tabelle2.C6" office:value-type="string">
            <text:p text:style-name="P14"/>
          </table:table-cell>
        </table:table-row>
      </table:table>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Inhaltsverzeichnis</text:p>
          </text:index-title>
          <text:p text:style-name="P23"><text:a xlink:type="simple" xlink:href="#__RefHeading___Toc133_3548670505" text:style-name="Index_20_Link" text:visited-style-name="Index_20_Link"><text:s/>1 <text:s/>Einführung<text:tab/>4</text:a></text:p>
          <text:p text:style-name="P24"><text:a xlink:type="simple" xlink:href="#__RefHeading___Toc135_3548670505" text:style-name="Index_20_Link" text:visited-style-name="Index_20_Link"><text:s/>1.1 <text:s/>Dokumentstruktur<text:tab/>4</text:a></text:p>
          <text:p text:style-name="P24"><text:a xlink:type="simple" xlink:href="#__RefHeading___Toc147_3548670505" text:style-name="Index_20_Link" text:visited-style-name="Index_20_Link"><text:s/>1.2 <text:s/>Terminologie<text:tab/>4</text:a></text:p>
          <text:p text:style-name="P24"><text:a xlink:type="simple" xlink:href="#__RefHeading___Toc207_3548670505" text:style-name="Index_20_Link" text:visited-style-name="Index_20_Link"><text:s/>1.3 <text:s/>Referenzen<text:tab/>4</text:a></text:p>
          <text:p text:style-name="P24"><text:a xlink:type="simple" xlink:href="#__RefHeading___Toc209_3548670505" text:style-name="Index_20_Link" text:visited-style-name="Index_20_Link"><text:s/>1.4 <text:s/>Abkürzungen<text:tab/>5</text:a></text:p>
          <text:p text:style-name="P24"><text:a xlink:type="simple" xlink:href="#__RefHeading___Toc211_3548670505" text:style-name="Index_20_Link" text:visited-style-name="Index_20_Link"><text:s/>1.5 <text:s/>Glossar<text:tab/>5</text:a></text:p>
          <text:p text:style-name="P23"><text:a xlink:type="simple" xlink:href="#__RefHeading___Toc149_3548670505" text:style-name="Index_20_Link" text:visited-style-name="Index_20_Link"><text:s/>2 <text:s/>Anforderungen<text:tab/>6</text:a></text:p>
          <text:p text:style-name="P24"><text:a xlink:type="simple" xlink:href="#__RefHeading___Toc151_3548670505" text:style-name="Index_20_Link" text:visited-style-name="Index_20_Link"><text:s/>2.1 <text:s/>Funktionale Anforderungen<text:tab/>6</text:a></text:p>
          <text:p text:style-name="P25"><text:a xlink:type="simple" xlink:href="#__RefHeading___Toc3721_160440382" text:style-name="Index_20_Link" text:visited-style-name="Index_20_Link"><text:s/>2.1.1 <text:s/>RQ0001: Datenformat<text:tab/>6</text:a></text:p>
          <text:p text:style-name="P25"><text:a xlink:type="simple" xlink:href="#__RefHeading___Toc3735_3548815861" text:style-name="Index_20_Link" text:visited-style-name="Index_20_Link"><text:s/>2.1.2 <text:s/>RQ0001: Erweiterbarkeit<text:tab/>6</text:a></text:p>
          <text:p text:style-name="P25"><text:a xlink:type="simple" xlink:href="#__RefHeading___Toc3532_160440382" text:style-name="Index_20_Link" text:visited-style-name="Index_20_Link"><text:s/>2.1.3 <text:s/>RQ0002: Sicherheit<text:tab/>6</text:a></text:p>
          <text:p text:style-name="P24"><text:a xlink:type="simple" xlink:href="#__RefHeading___Toc153_3548670505" text:style-name="Index_20_Link" text:visited-style-name="Index_20_Link"><text:s/>2.2 <text:s/>Nicht funktionale Anforderungen<text:tab/>6</text:a></text:p>
          <text:p text:style-name="P24"><text:a xlink:type="simple" xlink:href="#__RefHeading___Toc173_3548670505" text:style-name="Index_20_Link" text:visited-style-name="Index_20_Link"><text:s/>2.3 <text:s/>Allgemeine Testanforderungen<text:tab/>6</text:a></text:p>
          <text:p text:style-name="P23"><text:a xlink:type="simple" xlink:href="#__RefHeading___Toc155_3548670505" text:style-name="Index_20_Link" text:visited-style-name="Index_20_Link"><text:s/>3 <text:s/>Entwurf<text:tab/>7</text:a></text:p>
          <text:p text:style-name="P24"><text:a xlink:type="simple" xlink:href="#__RefHeading___Toc3534_160440382" text:style-name="Index_20_Link" text:visited-style-name="Index_20_Link"><text:s/>3.1 <text:s/>Projektdateien<text:tab/>7</text:a></text:p>
          <text:p text:style-name="P24"><text:a xlink:type="simple" xlink:href="#__RefHeading___Toc3536_160440382" text:style-name="Index_20_Link" text:visited-style-name="Index_20_Link"><text:s/>3.2 <text:s/>Projektstruktur<text:tab/>7</text:a></text:p>
          <text:p text:style-name="P23"><text:a xlink:type="simple" xlink:href="#__RefHeading___Toc262_3548670505" text:style-name="Index_20_Link" text:visited-style-name="Index_20_Link"><text:s/>4 <text:s/>Implementierung<text:tab/>9</text:a></text:p>
        </text:index-body>
      </text:table-of-content>
      <text:p text:style-name="P5"/>
      <text:list xml:id="list4119649991" text:style-name="Outline">
        <text:list-item>
          <text:h text:style-name="P28" text:outline-level="1"><text:bookmark-start text:name="__RefHeading___Toc133_3548670505"/>Einführung<text:bookmark-end text:name="__RefHeading___Toc133_3548670505"/></text:h>
        </text:list-item>
      </text:list>
      <text:p text:style-name="P7">Dieses Dokument beschreibt funktionale und nicht funktionale Anforderungen, sowie den Entwurf <text:span text:style-name="T3">und die Implementierung des</text:span> Projekt<text:span text:style-name="T3">s</text:span> <text:title>ViraquchaUML</text:title>.</text:p>
      <text:list xml:id="list151832376444339" text:continue-numbering="true" text:style-name="Outline">
        <text:list-item>
          <text:list>
            <text:list-item>
              <text:h text:style-name="P29" text:outline-level="2"><text:bookmark-start text:name="__RefHeading___Toc135_3548670505"/>Dokumentstruktur<text:bookmark-end text:name="__RefHeading___Toc135_3548670505"/></text:h>
            </text:list-item>
          </text:list>
        </text:list-item>
      </text:list>
      <text:p text:style-name="P11"><text:span text:style-name="T7">Abschnitt 1 (Seite </text:span><text:span text:style-name="T7"><text:bookmark-ref text:reference-format="page" text:ref-name="__RefHeading___Toc133_3548670505">4</text:bookmark-ref></text:span><text:span text:style-name="T7">) dieses Dokumentes gibt einen Überblick über das Projekt. Außerdem werden </text:span><text:span text:style-name="T10">für das </text:span><text:span text:style-name="T11">P</text:span><text:span text:style-name="T7">rojekt relevante Dokumente aufgezählt, sowie eine Zusammenstellung der im Dokument verwendeten Abkürzungen und Begriffe gegeben.</text:span></text:p>
      <text:p text:style-name="P10">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0">Abschnitt 3 (Seite <text:bookmark-ref text:reference-format="page" text:ref-name="__RefHeading___Toc155_3548670505">7</text:bookmark-ref>) enthält den Entwurf der Komponenten des Projektes.</text:p>
      <text:p text:style-name="P10">Abschnitt 4 (Seite <text:bookmark-ref text:reference-format="page" text:ref-name="__RefHeading___Toc262_3548670505">9</text:bookmark-ref>) geht schließlich noch auf Details der Implementierung des Projektes ein.</text:p>
      <text:list xml:id="list151832954319010" text:continue-numbering="true" text:style-name="Outline">
        <text:list-item>
          <text:list>
            <text:list-item>
              <text:h text:style-name="P30" text:outline-level="2"><text:bookmark-start text:name="__RefHeading___Toc147_3548670505"/>Terminologie<text:bookmark-end text:name="__RefHeading___Toc147_3548670505"/></text:h>
            </text:list-item>
          </text:list>
        </text:list-item>
      </text:list>
      <text:p text:style-name="P9">In diesem Dokument wird folgende Terminologie verwendet:</text:p>
      <text:list xml:id="list3533788157" text:style-name="L1">
        <text:list-item>
          <text:p text:style-name="P35">Die Verwendung von „muss“ im Text beschreibt eine Anforderung, die erfüllt werden muss.</text:p>
        </text:list-item>
        <text:list-item>
          <text:p text:style-name="P35">Die Verwendung von „sollte“ drückt eine Empfehlung aus.</text:p>
        </text:list-item>
        <text:list-item>
          <text:p text:style-name="P35">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36">Die Verwendung von „kann“ verweist auf eine zulässige Praxis, die nicht als Anforderung gesehen wird.</text:p>
        </text:list-item>
      </text:list>
      <text:list xml:id="list151831949171143" text:continue-list="list151832954319010"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7">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10">[</text:span><text:span text:style-name="T5">Referenz</text:span><text:span text:style-name="T10">]</text:span><text:span text:style-name="T5">“ </text:span><text:span text:style-name="T10">im Text </text:span><text:span text:style-name="T5">angegeben werden. Ausschließliche Großschreibung ist nicht erforderlich.</text:span></text:p>
      <text:p text:style-name="P7"/>
      <table:table table:name="Tabelle3" table:style-name="Tabelle3">
        <table:table-column table:style-name="Tabelle3.A"/>
        <table:table-column table:style-name="Tabelle3.B"/>
        <text:soft-page-break/>
        <table:table-row table:style-name="TableLine94092720842560">
          <table:table-cell table:style-name="Tabelle3.A1" office:value-type="string">
            <text:p text:style-name="P18">Referenz</text:p>
          </table:table-cell>
          <table:table-cell table:style-name="Tabelle3.B1" office:value-type="string">
            <text:p text:style-name="P18">Dokument</text:p>
          </table:table-cell>
        </table:table-row>
        <table:table-row table:style-name="TableLine94092848494448">
          <table:table-cell table:style-name="Tabelle3.A6" office:value-type="string">
            <text:p text:style-name="P20">REF</text:p>
          </table:table-cell>
          <table:table-cell table:style-name="Tabelle3.B6" office:value-type="string">
            <text:p text:style-name="P14"/>
          </table:table-cell>
        </table:table-row>
        <table:table-row table:style-name="TableLine94092774225808">
          <table:table-cell table:style-name="Tabelle3.A6" office:value-type="string">
            <text:p text:style-name="P14"/>
          </table:table-cell>
          <table:table-cell table:style-name="Tabelle3.B6" office:value-type="string">
            <text:p text:style-name="P14"/>
          </table:table-cell>
        </table:table-row>
        <table:table-row table:style-name="TableLine94092793856848">
          <table:table-cell table:style-name="Tabelle3.A6" office:value-type="string">
            <text:p text:style-name="P14"/>
          </table:table-cell>
          <table:table-cell table:style-name="Tabelle3.B6" office:value-type="string">
            <text:p text:style-name="P14"/>
          </table:table-cell>
        </table:table-row>
        <table:table-row table:style-name="TableLine94092831357296">
          <table:table-cell table:style-name="Tabelle3.A6" office:value-type="string">
            <text:p text:style-name="P14"/>
          </table:table-cell>
          <table:table-cell table:style-name="Tabelle3.B6" office:value-type="string">
            <text:p text:style-name="P14"/>
          </table:table-cell>
        </table:table-row>
        <table:table-row table:style-name="TableLine94092798362672">
          <table:table-cell table:style-name="Tabelle3.A6" office:value-type="string">
            <text:p text:style-name="P14"/>
          </table:table-cell>
          <table:table-cell table:style-name="Tabelle3.B6" office:value-type="string">
            <text:p text:style-name="P14"/>
          </table:table-cell>
        </table:table-row>
      </table:table>
      <text:p text:style-name="P7"/>
      <text:list xml:id="list151832982182855"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7">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style-name="TableLine94092855452096">
          <table:table-cell table:style-name="Tabelle4.A1" office:value-type="string">
            <text:p text:style-name="P19">Abkürzung</text:p>
          </table:table-cell>
          <table:table-cell table:style-name="Tabelle4.B1" office:value-type="string">
            <text:p text:style-name="P19">Bedeutung</text:p>
          </table:table-cell>
        </table:table-row>
        <table:table-row table:style-name="TableLine94092798662320">
          <table:table-cell table:style-name="Tabelle4.A2" office:value-type="string">
            <text:p text:style-name="P14"/>
          </table:table-cell>
          <table:table-cell table:style-name="Tabelle4.B2" office:value-type="string">
            <text:p text:style-name="P14"/>
          </table:table-cell>
        </table:table-row>
      </table:table>
      <text:p text:style-name="P7"/>
      <text:list xml:id="list151832365845814"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9">Hier werden im Dokument verwendete Begriffe erläutert, sofern sie nicht bereits in den referenzierten Dokumenten beschrieben sind (siehe <text:span text:style-name="T8">Kapitel </text:span><text:span text:style-name="T8"><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092843664960">
          <table:table-cell table:style-name="Tabelle5.A1" office:value-type="string">
            <text:p text:style-name="P19">Begriff</text:p>
          </table:table-cell>
          <table:table-cell table:style-name="Tabelle5.B1" office:value-type="string">
            <text:p text:style-name="P19">Bedeutung</text:p>
          </table:table-cell>
        </table:table-row>
        <table:table-row table:style-name="TableLine94092796395824">
          <table:table-cell table:style-name="Tabelle5.A2" office:value-type="string">
            <text:p text:style-name="P14"/>
          </table:table-cell>
          <table:table-cell table:style-name="Tabelle5.B2" office:value-type="string">
            <text:p text:style-name="P14"/>
          </table:table-cell>
        </table:table-row>
      </table:table>
      <text:p text:style-name="P9"/>
      <text:p text:style-name="P9"/>
      <text:list xml:id="list151832235492393" text:continue-numbering="true" text:style-name="Outline">
        <text:list-item>
          <text:h text:style-name="P27" text:outline-level="1"><text:bookmark-start text:name="__RefHeading___Toc149_3548670505"/>Anforderungen<text:bookmark-end text:name="__RefHeading___Toc149_3548670505"/></text:h>
          <text:list>
            <text:list-item>
              <text:h text:style-name="Heading_20_2" text:outline-level="2"><text:bookmark-start text:name="__RefHeading___Toc151_3548670505"/>Funktionale Anforderungen<text:bookmark-end text:name="__RefHeading___Toc151_3548670505"/></text:h>
              <text:list>
                <text:list-item>
                  <text:h text:style-name="P34" text:outline-level="3"><text:bookmark-start text:name="__RefHeading___Toc3721_160440382"/>RQ0001: Datenformat<text:bookmark-end text:name="__RefHeading___Toc3721_160440382"/></text:h>
                </text:list-item>
              </text:list>
            </text:list-item>
          </text:list>
        </text:list-item>
      </text:list>
      <text:p text:style-name="P50">Das Datenformat der ViraquchaUML-Projektdateien soll funktional einfach gehalten werden und daher auf Auszeichnungssprachen und Textdateien basieren. Datenbanken sollen nicht verwendet werden.</text:p>
      <text:list xml:id="list151832283704860" text:continue-numbering="true" text:style-name="Outline">
        <text:list-item>
          <text:list>
            <text:list-item>
              <text:list>
                <text:list-item>
                  <text:h text:style-name="P32" text:outline-level="3"><text:bookmark-start text:name="__RefHeading___Toc3735_3548815861"/><text:span text:style-name="T13">RQ000</text:span><text:span text:style-name="T32">2</text:span><text:span text:style-name="T13">: </text:span><text:span text:style-name="T14">Erweiterbarkeit</text:span><text:bookmark-end text:name="__RefHeading___Toc3735_3548815861"/></text:h>
                </text:list-item>
              </text:list>
            </text:list-item>
          </text:list>
        </text:list-item>
      </text:list>
      <text:p text:style-name="P46"><text:span text:style-name="T16">D</text:span><text:span text:style-name="T17">as Datenformat für die ViraquchaUML-Projektdateien soll jederzeit um neue Eigenschaften erweiterbar sein, ohne zu älteren Versionen des Datenformats inkompatibel zu werden.</text:span></text:p>
      <text:p text:style-name="P47"><text:span text:style-name="T17">I</text:span><text:span text:style-name="T15">nsbesondere soll es auch möglich sein, Projekte, die mit neueren Versionen von ViraquchaUML gespeichert wurden, in älteren Versionen des Programms zu öffnen. Die neuen Features sollen dabei vom Programm ignoriert werden.</text:span></text:p>
      <text:list xml:id="list151831775625591" text:continue-numbering="true" text:style-name="Outline">
        <text:list-item>
          <text:list>
            <text:list-item>
              <text:list>
                <text:list-item>
                  <text:h text:style-name="P33" text:outline-level="3"><text:bookmark-start text:name="__RefHeading___Toc3532_160440382"/>RQ000<text:span text:style-name="T32">3</text:span>: Sicherheit<text:bookmark-end text:name="__RefHeading___Toc3532_160440382"/></text:h>
                </text:list-item>
              </text:list>
            </text:list-item>
          </text:list>
        </text:list-item>
      </text:list>
      <text:p text:style-name="P48">Gleichzeitiges Arbeiten von mehreren Personen an der gleichen Projektdatei soll nicht unterstützt werden. Aus diesem Grund ist keine besondere Sicherheitsarchitektur vorgesehen.</text:p>
      <text:p text:style-name="P48">TODO: Verschlüsselung?</text:p>
      <text:list xml:id="list151831568857263"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item>
          </text:list>
        </text:list-item>
      </text:list>
      <text:p text:style-name="P6">Hier erscheinen nicht funktionale Anforderungen.</text:p>
      <text:list xml:id="list151833099032189"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6">Hier wird beschrieben, wie die Ergebnisse des Projekts getestet werden sollen.</text:p>
      <text:p text:style-name="P6"/>
      <text:list xml:id="list151832880349269" text:continue-numbering="true" text:style-name="Outline">
        <text:list-item>
          <text:h text:style-name="P27" text:outline-level="1"><text:bookmark-start text:name="__RefHeading___Toc155_3548670505"/>Entwurf<text:bookmark-end text:name="__RefHeading___Toc155_3548670505"/></text:h>
          <text:list>
            <text:list-item>
              <text:h text:style-name="P31" text:outline-level="2"><text:bookmark-start text:name="__RefHeading___Toc3534_160440382"/>Projektdateien<text:bookmark-end text:name="__RefHeading___Toc3534_160440382"/></text:h>
            </text:list-item>
          </text:list>
        </text:list-item>
      </text:list>
      <text:p text:style-name="P37">ViraquchaUML-Projekte bestehen aus JSON-Dateien und werden in einer speziellen Ordnerstruktur abgelegt. <text:span text:style-name="T23">Es wird zwischen Datendateien und der Projektdatei unterschieden:</text:span></text:p>
      <text:list xml:id="list551607089" text:style-name="L2">
        <text:list-item>
          <text:p text:style-name="P43"><text:span text:style-name="T23">Datendateien enthalten die Daten eines einzelnen UmlElement- oder Dia</text:span><text:span text:style-name="T21">S</text:span><text:span text:style-name="T23">hape-Objekts. Das UmlElement-Objekt lässt sich aus diesen Daten vollständig wiederherstellen, </text:span><text:span text:style-name="T24">inklusive untergeordneter Objekte, solange diese </text:span><text:span text:style-name="T29">ihrerseits </text:span><text:span text:style-name="T24">keine UmlElement-Objekte sind</text:span><text:span text:style-name="T23">. </text:span><text:span text:style-name="T25">Der Dateiname einer Datendatei wird aus dem Identifier (UUID) des UmlElements, dessen Daten es enthält, gebildet. </text:span><text:span text:style-name="T30">Dateiendung ist „json“.</text:span><text:span text:style-name="T25"><text:line-break/><text:line-break/></text:span><text:span text:style-name="T29">Beispiel: </text:span>{4cd3cf41-e522-4101-b57d-402cd2e8df50}.json</text:p>
        </text:list-item>
        <text:list-item>
          <text:p text:style-name="P44"><text:span text:style-name="T23">Die Projektdatei enthält eine Liste mit den Dateinamen der Datendateien, sowie zusätzliche Daten für das UmlProject-Objekt. </text:span><text:span text:style-name="T25">Der Dateiname der Projektdatei ist der vom Benutzer vorgegebene </text:span><text:span text:style-name="T22">Projekt</text:span><text:span text:style-name="T25">name. </text:span><text:span text:style-name="T30">Dateiendung ist „uprj“ </text:span><text:span text:style-name="T24">(= „UML Project“).</text:span></text:p>
        </text:list-item>
      </text:list>
      <text:p text:style-name="P49">ViraquchaUML lädt zuerst die Projektdatei und dann mithilfe der Liste die einzelnen Datendateien. Aus diesen rekonstruiert es dann die UmlElement-Objekte.</text:p>
      <text:p text:style-name="P45">Damit spätere Erweiterungen des Datenformats erleichtert werden, erhält jede der JSON-Dateien eine Versionsnummer. Diese wird im Property „version“ gespeichert. <text:span text:style-name="T31">Um das Wiederherstellen des UmlElement-Objekts zu ermöglichen, wird außerdem der Klassenname im Property „class“ gespeichert. Alle anderen Properties sind abhängig vom Typ des UmlElement-Objekts (d.h. dessen Klasse). </text:span></text:p>
      <text:list xml:id="list151832946073862" text:continue-list="list151832880349269" text:style-name="Outline">
        <text:list-item>
          <text:list>
            <text:list-item>
              <text:h text:style-name="P31" text:outline-level="2"><text:bookmark-start text:name="__RefHeading___Toc3536_160440382"/>Projektstruktur<text:bookmark-end text:name="__RefHeading___Toc3536_160440382"/></text:h>
            </text:list-item>
          </text:list>
        </text:list-item>
      </text:list>
      <text:p text:style-name="P39"><text:span text:style-name="T25">Projekt- und Datendateien werden in folgender Ordnerstruktur abgelegt:</text:span></text:p>
      <text:p text:style-name="P38">/&lt;Projekt<text:span text:style-name="T26">name</text:span>&gt;</text:p>
      <text:p text:style-name="P38"><text:tab/>/artifacts</text:p>
      <text:p text:style-name="P38"><text:tab/>/code</text:p>
      <text:p text:style-name="P38"><text:tab/>/diagrams</text:p>
      <text:p text:style-name="P38"><text:tab/>/elements</text:p>
      <text:p text:style-name="P38"><text:tab/>&lt;Projekt<text:span text:style-name="T26">name</text:span>&gt;.uprj</text:p>
      <text:p text:style-name="P40">Die Unterordner haben folgenden Inhalt:</text:p>
      <text:list xml:id="list3849581545" text:style-name="L3">
        <text:list-item>
          <text:p text:style-name="P41">„artifacts“: Dieser Unterordner enthält Artefakte. Das können zum Beispiel Bilder <text:soft-page-break/>(PNG, JPG...), Textdokumente (DOC, ODT, TXT…) oder beliebige andere Dateien sein. Artefakte werden von ViraquchaUML selbst nicht bearbeitet, es soll aber eventuell möglich sein, ein Artefakt mithilfe des zugeordneten Programms von ViraquchaUML aus zu öffnen.</text:p>
        </text:list-item>
        <text:list-item>
          <text:p text:style-name="P41">„code“: Dieser Unterordner enthält Code in Form von kleinen Textdateien. Der Code kann zum Beispiel einer UML-Operation zugeordnet sein. <text:span text:style-name="T28">Der Dateiname einer solchen Datei muss also der gleiche sein, wie jener der Datei des UmlElement-Objekts.</text:span></text:p>
        </text:list-item>
        <text:list-item>
          <text:p text:style-name="P41">„diagrams“: Dieser Unterordner enthält die DiaShape-Dateien für die Diagramme. <text:span text:style-name="T27">Jedes DiaShape ist genau einem UmlElement-Objekt zugeordnet, daher erhalten die Dateien auch den gleichen Namen wie das zugeordnete UmlElement-Objekt.</text:span></text:p>
        </text:list-item>
        <text:list-item>
          <text:p text:style-name="P41">„elements“: Dieser Unterordner enthält die UmlElement-Dateien.</text:p>
        </text:list-item>
      </text:list>
      <text:p text:style-name="P42"><text:span text:style-name="T18">TODO: In späteren Versionen sollen die </text:span><text:span text:style-name="T20">D</text:span><text:span text:style-name="T18">ateien </text:span><text:span text:style-name="T26">samt Unterordner</text:span><text:span text:style-name="T18"> mittels ZIP in eine einzige Datei gepackt werden (Vorbild ist LibreOffice). Dann muss </text:span><text:span text:style-name="T19">zum</text:span><text:span text:style-name="T18"> Öffnen nur noch der Name der ZIP-Datei angegeben werden, nicht mehr der Pfad und der Dateiname der Projektdatei.</text:span></text:p>
      <text:list xml:id="list151832982020069" text:continue-list="list151832946073862" text:style-name="Outline">
        <text:list-item>
          <text:h text:style-name="P27" text:outline-level="1"><text:bookmark-start text:name="__RefHeading___Toc262_3548670505"/>Implementierung<text:bookmark-end text:name="__RefHeading___Toc262_3548670505"/></text:h>
        </text:list-item>
      </text:list>
      <text:p text:style-name="P8">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Noto Sans" fo:font-family="'Noto Sans'" style:font-style-name="Standard" style:font-family-generic="swiss" style:font-pitch="variable" fo:font-size="11pt"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Noto Sans" fo:font-family="'Noto Sans'" style:font-style-name="Standard"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4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ViraquchaUML</text:title><text:s/>- <text:subject>Projektdateien</text:subject></text:p>
      </style:header>
      <loext:header-first>
        <text:p text:style-name="Header_20_left"/>
      </loext:header-first>
      <style:footer>
        <text:p text:style-name="MP2"><text:page-number text:select-page="current">9</text:page-number></text:p>
      </style:footer>
      <style:footer-left>
        <text:p text:style-name="MP3"><text:page-number text:select-page="current">8</text:page-number></text:p>
      </style:footer-left>
      <loext:footer-first>
        <text:p text:style-name="MP2"><text:tab/><text:tab/><text:page-number text:select-page="current">1</text:page-number></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3:11:22.403613827</meta:creation-date>
    <dc:title>ViraquchaUML</dc:title>
    <meta:generator>LibreOffice/6.4.7.2$Linux_X86_64 LibreOffice_project/40$Build-2</meta:generator>
    <meta:editing-duration>PT1H50M26S</meta:editing-duration>
    <meta:editing-cycles>22</meta:editing-cycles>
    <dc:subject>Projektdateien</dc:subject>
    <meta:initial-creator>Carsten Huber</meta:initial-creator>
    <dc:date>2022-03-17T15:18:31.028583724</dc:date>
    <dc:creator>Carsten Huber</dc:creator>
    <meta:document-statistic meta:table-count="5" meta:image-count="0" meta:object-count="0" meta:page-count="9" meta:paragraph-count="102" meta:word-count="896" meta:character-count="6994" meta:non-whitespace-character-count="6149"/>
  </office:meta>
</office:document-meta>
</file>